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ef74" officeooo:paragraph-rsid="0005ef74"/>
    </style:style>
    <style:style style:name="P2" style:family="paragraph" style:parent-style-name="Standard" style:list-style-name="L1">
      <style:text-properties officeooo:rsid="0008ae83" officeooo:paragraph-rsid="0008ae83"/>
    </style:style>
    <style:style style:name="P3" style:family="paragraph" style:parent-style-name="Standard" style:list-style-name="L1">
      <style:text-properties officeooo:rsid="0009380f" officeooo:paragraph-rsid="0009380f"/>
    </style:style>
    <style:style style:name="T1" style:family="text">
      <style:text-properties officeooo:rsid="00073b6a"/>
    </style:style>
    <style:style style:name="T2" style:family="text">
      <style:text-properties officeooo:rsid="0008ae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 2 DNR2i – Année 2016-2017</text:p>
      <text:p text:style-name="P1"/>
      <text:p text:style-name="P1">Projet tutoré : fouilles de données textuelles</text:p>
      <text:p text:style-name="P1"/>
      <text:p text:style-name="P1">Etudiant : Frédéric Lorence</text:p>
      <text:p text:style-name="P1">Tuteur : Antoine Widlocher</text:p>
      <text:p text:style-name="P1"/>
      <text:p text:style-name="P1"/>
      <text:p text:style-name="P1">Plan :</text:p>
      <text:p text:style-name="P1">Exposé du sujet</text:p>
      <text:p text:style-name="P1">Qu’est-ce qu’un thésaurus</text:p>
      <text:p text:style-name="P1">Gestion électronique des documents et thésaurus</text:p>
      <text:p text:style-name="P1">Construction du thésaurus mono/multilingue</text:p>
      <text:p text:style-name="P1">Visualisation du thésaurus</text:p>
      <text:p text:style-name="P1">Norme SKOS <text:span text:style-name="T1">et ressources RDF</text:span></text:p>
      <text:p text:style-name="P1">Fonctionnalités attendues</text:p>
      <text:p text:style-name="P1">Exports en xml</text:p>
      <text:p text:style-name="P1">Graphes RDF</text:p>
      <text:p text:style-name="P1">Solutions <text:span text:style-name="T2">existantes (open source) :</text:span></text:p>
      <text:list xml:id="list411204746800310870" text:style-name="L1">
        <text:list-item>
          <text:p text:style-name="P2">TemaTres (Php/Mysql)</text:p>
        </text:list-item>
        <text:list-item>
          <text:p text:style-name="P3">Protégé (plugin Editeur de texte - création d’ontologies)</text:p>
        </text:list-item>
        <text:list-item>
          <text:p text:style-name="P3">ThManager (Java)</text:p>
        </text:list-item>
        <text:list-item>
          <text:p text:style-name="P3">Ginco (Java) : ministère de la cult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Lorence</meta:initial-creator>
    <meta:creation-date>2017-01-09T22:12:22.808291000</meta:creation-date>
    <dc:date>2017-01-09T22:54:14.890870000</dc:date>
    <dc:creator>Fred Lorence</dc:creator>
    <meta:editing-duration>PT21M33S</meta:editing-duration>
    <meta:editing-cycles>3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19" meta:word-count="81" meta:character-count="541" meta:non-whitespace-character-count="482"/>
  </office:meta>
</office:document-meta>
</file>